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ML assignment-1</text:p>
      <text:p text:style-name="Normal"/>
      <text:p text:style-name="Normal">Scenario-1</text:p>
      <text:p text:style-name="Normal"/>
      <text:p text:style-name="Normal"><draw:frame draw:style-name="a0" draw:name="drawing" text:anchor-type="as-char" svg:x="0in" svg:y="0in" svg:width="4.92074in" svg:height="3.97917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<draw:frame draw:style-name="a1" draw:name="drawing" text:anchor-type="as-char" svg:x="0in" svg:y="0in" svg:width="5.82292in" svg:height="3.45887in" style:rel-width="scale" style:rel-height="scale"><draw:image xlink:href="media/image2.png" xlink:type="simple" xlink:show="embed" xlink:actuate="onLoad"/><svg:title/><svg:desc/></draw:frame></text:p>
      <text:p text:style-name="Normal"><draw:frame draw:style-name="a2" draw:name="drawing" text:anchor-type="as-char" svg:x="0in" svg:y="0in" svg:width="6.26042in" svg:height="3.64583in" style:rel-width="scale" style:rel-height="scale"><draw:image xlink:href="media/image3.png" xlink:type="simple" xlink:show="embed" xlink:actuate="onLoad"/><svg:title/><svg:desc/></draw:frame><draw:frame draw:style-name="a3" draw:name="drawing" text:anchor-type="as-char" svg:x="0in" svg:y="0in" svg:width="6.26042in" svg:height="3.29167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Scenario-2</text:p>
      <text:p text:style-name="Normal"><draw:frame draw:style-name="a4" draw:name="drawing" text:anchor-type="as-char" svg:x="0in" svg:y="0in" svg:width="4.6875in" svg:height="6.26042in" style:rel-width="scale" style:rel-height="scale"><draw:image xlink:href="media/image5.png" xlink:type="simple" xlink:show="embed" xlink:actuate="onLoad"/><svg:title/><svg:desc/></draw:frame></text:p>
      <text:p text:style-name="Normal"><draw:frame draw:style-name="a5" draw:name="drawing" text:anchor-type="as-char" svg:x="0in" svg:y="0in" svg:width="4.56493in" svg:height="4.97917in" style:rel-width="scale" style:rel-height="scale"><draw:image xlink:href="media/image6.png" xlink:type="simple" xlink:show="embed" xlink:actuate="onLoad"/><svg:title/><svg:desc/></draw:frame></text:p>
      <text:p text:style-name="Normal"><draw:frame draw:style-name="a6" draw:name="drawing" text:anchor-type="as-char" svg:x="0in" svg:y="0in" svg:width="4.23782in" svg:height="3.66667in" style:rel-width="scale" style:rel-height="scale"><draw:image xlink:href="media/image7.png" xlink:type="simple" xlink:show="embed" xlink:actuate="onLoad"/><svg:title/><svg:desc/></draw:frame></text:p>
      <text:p text:style-name="Normal"><draw:frame draw:style-name="a7" draw:name="drawing" text:anchor-type="as-char" svg:x="0in" svg:y="0in" svg:width="4.27083in" svg:height="3.65259in" style:rel-width="scale" style:rel-height="scale"><draw:image xlink:href="media/image8.png" xlink:type="simple" xlink:show="embed" xlink:actuate="onLoad"/><svg:title/><svg:desc/></draw:frame><draw:frame draw:style-name="a8" draw:name="drawing" text:anchor-type="as-char" svg:x="0in" svg:y="0in" svg:width="4.58287in" svg:height="3.92708in" style:rel-width="scale" style:rel-height="scale"><draw:image xlink:href="media/image9.png" xlink:type="simple" xlink:show="embed" xlink:actuate="onLoad"/><svg:title/><svg:desc/></draw:frame></text:p>
      <text:p text:style-name="Normal"><draw:frame draw:style-name="a9" draw:name="drawing" text:anchor-type="as-char" svg:x="0in" svg:y="0in" svg:width="4.54424in" svg:height="3.91667in" style:rel-width="scale" style:rel-height="scale"><draw:image xlink:href="media/image10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Scenario-3</text:p>
      <text:p text:style-name="Normal"><draw:frame draw:style-name="a10" draw:name="drawing" text:anchor-type="as-char" svg:x="0in" svg:y="0in" svg:width="4.45378in" svg:height="5.78125in" style:rel-width="scale" style:rel-height="scale"><draw:image xlink:href="media/image11.png" xlink:type="simple" xlink:show="embed" xlink:actuate="onLoad"/><svg:title/><svg:desc/></draw:frame></text:p>
      <text:p text:style-name="Normal"><draw:frame draw:style-name="a11" draw:name="drawing" text:anchor-type="as-char" svg:x="0in" svg:y="0in" svg:width="4.41158in" svg:height="2.51042in" style:rel-width="scale" style:rel-height="scale"><draw:image xlink:href="media/image12.png" xlink:type="simple" xlink:show="embed" xlink:actuate="onLoad"/><svg:title/><svg:desc/></draw:frame></text:p>
      <text:p text:style-name="Normal"><draw:frame draw:style-name="a12" draw:name="drawing" text:anchor-type="as-char" svg:x="0in" svg:y="0in" svg:width="4.38542in" svg:height="3.70681in" style:rel-width="scale" style:rel-height="scale"><draw:image xlink:href="media/image13.png" xlink:type="simple" xlink:show="embed" xlink:actuate="onLoad"/><svg:title/><svg:desc/></draw:frame></text:p>
      <text:p text:style-name="Normal"><draw:frame draw:style-name="a13" draw:name="drawing" text:anchor-type="as-char" svg:x="0in" svg:y="0in" svg:width="5.03529in" svg:height="4.28125in" style:rel-width="scale" style:rel-height="scale"><draw:image xlink:href="media/image14.png" xlink:type="simple" xlink:show="embed" xlink:actuate="onLoad"/><svg:title/><svg:desc/></draw:frame></text:p>
      <text:p text:style-name="Normal"><draw:frame draw:style-name="a14" draw:name="drawing" text:anchor-type="as-char" svg:x="0in" svg:y="0in" svg:width="4.55856in" svg:height="3.90625in" style:rel-width="scale" style:rel-height="scale"><draw:image xlink:href="media/image15.png" xlink:type="simple" xlink:show="embed" xlink:actuate="onLoad"/><svg:title/><svg:desc/></draw:frame></text:p>
      <text:p text:style-name="Normal"><draw:frame draw:style-name="a15" draw:name="drawing" text:anchor-type="as-char" svg:x="0in" svg:y="0in" svg:width="4.72917in" svg:height="4.04458in" style:rel-width="scale" style:rel-height="scale"><draw:image xlink:href="media/image16.png" xlink:type="simple" xlink:show="embed" xlink:actuate="onLoad"/><svg:title/><svg:desc/></draw:frame></text:p>
      <text:p text:style-name="Normal"><draw:frame draw:style-name="a16" draw:name="drawing" text:anchor-type="as-char" svg:x="0in" svg:y="0in" svg:width="4.39433in" svg:height="3.80208in" style:rel-width="scale" style:rel-height="scale"><draw:image xlink:href="media/image17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Scenario-4</text:p>
      <text:p text:style-name="Normal"><draw:frame draw:style-name="a17" draw:name="drawing" text:anchor-type="as-char" svg:x="0in" svg:y="0in" svg:width="4.08538in" svg:height="5.0625in" style:rel-width="scale" style:rel-height="scale"><draw:image xlink:href="media/image18.png" xlink:type="simple" xlink:show="embed" xlink:actuate="onLoad"/><svg:title/><svg:desc/></draw:frame></text:p>
      <text:p text:style-name="Normal"/>
      <text:p text:style-name="Normal"><draw:frame draw:style-name="a18" draw:name="drawing" text:anchor-type="as-char" svg:x="0in" svg:y="0in" svg:width="3.75874in" svg:height="4.5in" style:rel-width="scale" style:rel-height="scale"><draw:image xlink:href="media/image19.png" xlink:type="simple" xlink:show="embed" xlink:actuate="onLoad"/><svg:title/><svg:desc/></draw:frame></text:p>
      <text:p text:style-name="Normal"><draw:frame draw:style-name="a19" draw:name="drawing" text:anchor-type="as-char" svg:x="0in" svg:y="0in" svg:width="4.33857in" svg:height="5.35417in" style:rel-width="scale" style:rel-height="scale"><draw:image xlink:href="media/image20.png" xlink:type="simple" xlink:show="embed" xlink:actuate="onLoad"/><svg:title/><svg:desc/></draw:frame></text:p>
      <text:p text:style-name="Normal"><draw:frame draw:style-name="a20" draw:name="drawing" text:anchor-type="as-char" svg:x="0in" svg:y="0in" svg:width="4.00619in" svg:height="3.42626in" style:rel-width="scale" style:rel-height="scale"><draw:image xlink:href="media/image21.png" xlink:type="simple" xlink:show="embed" xlink:actuate="onLoad"/><svg:title/><svg:desc/></draw:frame></text:p>
      <text:p text:style-name="Normal"/>
      <text:p text:style-name="Normal"><draw:frame draw:style-name="a21" draw:name="drawing" text:anchor-type="as-char" svg:x="0in" svg:y="0in" svg:width="4.54307in" svg:height="3.88542in" style:rel-width="scale" style:rel-height="scale"><draw:image xlink:href="media/image22.png" xlink:type="simple" xlink:show="embed" xlink:actuate="onLoad"/><svg:title/><svg:desc/></draw:frame></text:p>
      <text:p text:style-name="Normal"><draw:frame draw:style-name="a22" draw:name="drawing" text:anchor-type="as-char" svg:x="0in" svg:y="0in" svg:width="4.73209in" svg:height="4.04708in" style:rel-width="scale" style:rel-height="scale"><draw:image xlink:href="media/image23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malesh nagasubramani</meta:initial-creator>
    <dc:creator>Kamalesh nagasubramani</dc:creator>
    <meta:creation-date>2026-01-22T17:17:00Z</meta:creation-date>
    <dc:date>2026-01-22T17:17:00Z</dc:date>
    <meta:template xlink:href="Normal.dotm" xlink:type="simple"/>
    <meta:editing-cycles>2</meta:editing-cycles>
    <meta:editing-duration>PT0S</meta:editing-duration>
    <meta:document-statistic meta:page-count="1" meta:paragraph-count="1" meta:word-count="22" meta:character-count="153" meta:row-count="1" meta:non-whitespace-character-count="132"/>
  </office:meta>
</office:document-meta>
</file>